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153in" style:rel-column-width="11900*"/>
    </style:style>
    <style:style style:name="Таблица15.B" style:family="table-column">
      <style:table-column-properties style:column-width="5.4771in" style:rel-column-width="53635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 style:data-style-name="N0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153in" style:rel-column-width="11900*"/>
    </style:style>
    <style:style style:name="Таблица1.B" style:family="table-column">
      <style:table-column-properties style:column-width="5.4771in" style:rel-column-width="5363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153in" style:rel-column-width="11900*"/>
    </style:style>
    <style:style style:name="Таблица2.B" style:family="table-column">
      <style:table-column-properties style:column-width="5.4771in" style:rel-column-width="53635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153in" style:rel-column-width="11900*"/>
    </style:style>
    <style:style style:name="Таблица3.B" style:family="table-column">
      <style:table-column-properties style:column-width="5.4771in" style:rel-column-width="53635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153in" style:rel-column-width="11900*"/>
    </style:style>
    <style:style style:name="Таблица5.B" style:family="table-column">
      <style:table-column-properties style:column-width="5.4771in" style:rel-column-width="53635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153in" style:rel-column-width="11900*"/>
    </style:style>
    <style:style style:name="Таблица6.B" style:family="table-column">
      <style:table-column-properties style:column-width="5.4771in" style:rel-column-width="53635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153in" style:rel-column-width="11900*"/>
    </style:style>
    <style:style style:name="Таблица4.B" style:family="table-column">
      <style:table-column-properties style:column-width="5.4771in" style:rel-column-width="53635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background-color="transparent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 fo:background-color="transparent"/>
    </style:style>
    <style:style style:name="P8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float" office:value="1">
            <text:p text:style-name="P2">1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Roles: open settings</text:p>
          </table:table-cell>
        </table:table-row>
        <table:table-row>
          <table:table-cell table:style-name="Таблица15.A2" office:value-type="string">
            <text:p text:style-name="P1"><text:span text:style-name="T1">Given</text:span> </text:p>
          </table:table-cell>
          <table:table-cell table:style-name="Таблица15.B2" office:value-type="string">
            <text:p text:style-name="P5">Я имею права Администратора</text:p>
            <text:p text:style-name="P5">И я на странице <text:span text:style-name="T2">Settings-Roles</text:span></text:p>
            <text:p text:style-name="P5">И системе существуют две роли</text:p>
            <text:p text:style-name="P5">И открыты настройки одной из указанных ролей 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4">Я нажимаю на вкладку другой роли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4">Открывается панель со списком настроек разрешений для выбранной рол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1.1">
            <text:p text:style-name="P6">1.1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Edit role<text:span text:style-name="T3">: </text:span>Apply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5">Я имею права Администратора</text:p>
            <text:p text:style-name="P5">И выполнен сценарий 1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4">Я устанавливаю разрешения для указанной роли</text:p>
            <text:p text:style-name="P4">И я нажимаю на кнопку <text:span text:style-name="T2">«Submit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4">Указанные разрешения установлены для данной роли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string">
            <text:p text:style-name="P6">1.<text:span text:style-name="T2">2</text:span>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Edit role<text:span text:style-name="T3">: C</text:span>ancel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5">Я имею права Администратора</text:p>
            <text:p text:style-name="P5">И выполнен сценарий 1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4">Я устанавливаю разрешения для указанной роли</text:p>
            <text:p text:style-name="P4">И я нажимаю на кнопку <text:span text:style-name="T2">«Cancel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4">Указанные разрешения не установлены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2">
            <text:p text:style-name="P6">2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Add new role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4">Я нажимаю на кнопку <text:span text:style-name="T2">«Add new role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4">Активируется поле для ввода названия новой пользовательской роли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2.1">
            <text:p text:style-name="P6">2.1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Add new role: Apply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  <text:p text:style-name="P5">Выполнен сценарий 2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4">Я ввожу название новой роли</text:p>
            <text:p text:style-name="P4">И нажимаю на кнопку <text:span text:style-name="T2">«Apply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4">Вкладка новой роли отображается в списке существующих ролей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ext:soft-page-break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2.2">
            <text:p text:style-name="P6">2.2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Add new role: Cancel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  <text:p text:style-name="P5">Выполнен сценарий __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4">Я нажимаю на кнопку <text:span text:style-name="T2">«Cancel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4">Новая роль не создана 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3">
            <text:p text:style-name="P2">3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Delete role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  <text:p text:style-name="P5">И в системе существует пользовательская роль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4">Я нажимаю на кнопку <text:span text:style-name="T2">«Delete role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4">Открывается форма для подтверждения удалени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41S</meta:editing-duration>
    <meta:editing-cycles>8</meta:editing-cycles>
    <meta:generator>OpenOffice/4.1.2$Win32 OpenOffice.org_project/412m3$Build-9782</meta:generator>
    <dc:date>2016-04-11T14:29:05.84</dc:date>
    <dc:creator>Юлия Сидорук</dc:creator>
    <meta:document-statistic meta:table-count="7" meta:image-count="0" meta:object-count="0" meta:page-count="2" meta:paragraph-count="85" meta:word-count="251" meta:character-count="1533"/>
    <meta:user-defined meta:name="Info 1"/>
    <meta:user-defined meta:name="Info 2"/>
    <meta:user-defined meta:name="Info 3"/>
    <meta:user-defined meta:name="Info 4"/>
  </office:meta>
</office:document-meta>
</file>